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choosing-your-major"/>Choosing Your Major<text:bookmark-end text:name="choosing-your-major"/></text:h>
      <text:h text:style-name="Heading_20_2" text:outline-level="2"><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2" text:outline-level="2"><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3" text:outline-level="3"><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7Z</meta:creation-date>
    <dc:date>2024-08-15T18:01:47Z</dc:date>
  </office:meta>
</office:document-meta>
</file>